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72ca" officeooo:paragraph-rsid="001a72ca"/>
    </style:style>
    <style:style style:name="P2" style:family="paragraph" style:parent-style-name="Standard">
      <style:text-properties officeooo:rsid="001df608" officeooo:paragraph-rsid="001df608"/>
    </style:style>
    <style:style style:name="P3" style:family="paragraph" style:parent-style-name="Standard">
      <style:text-properties fo:font-weight="normal" officeooo:rsid="001f8922" officeooo:paragraph-rsid="001f8922" style:font-weight-asian="normal" style:font-weight-complex="normal"/>
    </style:style>
    <style:style style:name="P4" style:family="paragraph" style:parent-style-name="Standard">
      <style:text-properties fo:font-weight="normal" officeooo:rsid="00228253" officeooo:paragraph-rsid="00228253" style:font-weight-asian="normal" style:font-weight-complex="normal"/>
    </style:style>
    <style:style style:name="P5" style:family="paragraph" style:parent-style-name="Standard">
      <style:text-properties fo:font-weight="normal" officeooo:rsid="00240f79" officeooo:paragraph-rsid="00240f79" style:font-weight-asian="normal" style:font-weight-complex="normal"/>
    </style:style>
    <style:style style:name="P6" style:family="paragraph" style:parent-style-name="Standard" style:list-style-name="L1">
      <style:text-properties officeooo:paragraph-rsid="00276c03"/>
    </style:style>
    <style:style style:name="P7" style:family="paragraph" style:parent-style-name="Standard" style:list-style-name="L1">
      <style:text-properties fo:font-weight="normal" officeooo:rsid="00240f79" officeooo:paragraph-rsid="00240f79" style:font-weight-asian="normal" style:font-weight-complex="normal"/>
    </style:style>
    <style:style style:name="P8" style:family="paragraph" style:parent-style-name="Standard">
      <style:text-properties fo:font-weight="normal" officeooo:rsid="00240f79" officeooo:paragraph-rsid="00240f79" style:font-weight-asian="normal" style:font-weight-complex="normal"/>
    </style:style>
    <style:style style:name="P9" style:family="paragraph" style:parent-style-name="Standard">
      <style:text-properties fo:font-weight="normal" officeooo:rsid="0024e2b4" officeooo:paragraph-rsid="0024e2b4" style:font-weight-asian="normal" style:font-weight-complex="normal"/>
    </style:style>
    <style:style style:name="P10" style:family="paragraph" style:parent-style-name="Standard">
      <style:text-properties fo:font-weight="normal" officeooo:rsid="0024e2b4" officeooo:paragraph-rsid="00276c03" style:font-weight-asian="normal" style:font-weight-complex="normal"/>
    </style:style>
    <style:style style:name="P11" style:family="paragraph" style:parent-style-name="Standard">
      <style:text-properties fo:font-weight="normal" officeooo:rsid="00228253" officeooo:paragraph-rsid="00276c0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28253" officeooo:paragraph-rsid="00276c03" style:font-weight-asian="normal" style:font-weight-complex="normal"/>
    </style:style>
    <style:style style:name="P13" style:family="paragraph" style:parent-style-name="Standard">
      <style:text-properties fo:font-weight="normal" officeooo:rsid="002024dd" officeooo:paragraph-rsid="002024dd" style:font-weight-asian="normal" style:font-weight-complex="normal"/>
    </style:style>
    <style:style style:name="P14" style:family="paragraph" style:parent-style-name="Standard">
      <style:text-properties fo:font-weight="normal" officeooo:rsid="00276c03" officeooo:paragraph-rsid="00276c03" style:font-weight-asian="normal" style:font-weight-complex="normal"/>
    </style:style>
    <style:style style:name="P15" style:family="paragraph" style:parent-style-name="Standard">
      <style:text-properties fo:font-weight="normal" officeooo:rsid="0027a531" officeooo:paragraph-rsid="0027a531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915c2" officeooo:paragraph-rsid="002915c2" style:font-weight-asian="normal" style:font-weight-complex="normal"/>
    </style:style>
    <style:style style:name="P17" style:family="paragraph" style:parent-style-name="Standard">
      <style:text-properties fo:font-weight="normal" officeooo:rsid="00291e9b" officeooo:paragraph-rsid="00291e9b" style:font-weight-asian="normal" style:font-weight-complex="normal"/>
    </style:style>
    <style:style style:name="P18" style:family="paragraph" style:parent-style-name="Standard">
      <style:text-properties fo:font-weight="normal" officeooo:rsid="002a6f9c" officeooo:paragraph-rsid="002a6f9c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a6f9c" officeooo:paragraph-rsid="002a6f9c" style:font-weight-asian="normal" style:font-weight-complex="normal"/>
    </style:style>
    <style:style style:name="P20" style:family="paragraph" style:parent-style-name="Standard">
      <style:text-properties fo:font-weight="normal" officeooo:rsid="002ce3f9" officeooo:paragraph-rsid="002ce3f9" style:font-weight-asian="normal" style:font-weight-complex="normal"/>
    </style:style>
    <style:style style:name="P21" style:family="paragraph" style:parent-style-name="Standard">
      <style:text-properties fo:font-weight="normal" officeooo:rsid="002eb6a5" officeooo:paragraph-rsid="002eb6a5" style:font-weight-asian="normal" style:font-weight-complex="normal"/>
    </style:style>
    <style:style style:name="P22" style:family="paragraph" style:parent-style-name="Standard">
      <style:text-properties fo:font-weight="normal" officeooo:rsid="00323723" officeooo:paragraph-rsid="00323723" style:font-weight-asian="normal" style:font-weight-complex="normal"/>
    </style:style>
    <style:style style:name="P23" style:family="paragraph" style:parent-style-name="Standard">
      <style:text-properties fo:font-weight="normal" officeooo:rsid="00323f28" officeooo:paragraph-rsid="00323723" style:font-weight-asian="normal" style:font-weight-complex="normal"/>
    </style:style>
    <style:style style:name="P24" style:family="paragraph" style:parent-style-name="Standard">
      <style:text-properties fo:font-weight="normal" officeooo:rsid="00323f28" officeooo:paragraph-rsid="00323f28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23f28" officeooo:paragraph-rsid="00323f28" style:font-weight-asian="normal" style:font-weight-complex="normal"/>
    </style:style>
    <style:style style:name="P26" style:family="paragraph" style:parent-style-name="Standard">
      <style:text-properties fo:font-weight="normal" officeooo:rsid="003383e0" officeooo:paragraph-rsid="003383e0" style:font-weight-asian="normal" style:font-weight-complex="normal"/>
    </style:style>
    <style:style style:name="P27" style:family="paragraph" style:parent-style-name="Standard">
      <style:text-properties fo:font-weight="normal" officeooo:rsid="001f8922" officeooo:paragraph-rsid="001f8922" style:font-weight-asian="normal" style:font-weight-complex="normal"/>
    </style:style>
    <style:style style:name="P28" style:family="paragraph" style:parent-style-name="Standard">
      <style:text-properties officeooo:rsid="00262f79" officeooo:paragraph-rsid="00262f79"/>
    </style:style>
    <style:style style:name="P29" style:family="paragraph" style:parent-style-name="Standard">
      <style:text-properties officeooo:rsid="001df608" officeooo:paragraph-rsid="001df608"/>
    </style:style>
    <style:style style:name="P30" style:family="paragraph" style:parent-style-name="Standard">
      <style:text-properties officeooo:paragraph-rsid="00276c03"/>
    </style:style>
    <style:style style:name="P31" style:family="paragraph" style:parent-style-name="Standard">
      <style:text-properties fo:font-weight="bold" officeooo:rsid="00276c03" officeooo:paragraph-rsid="00276c03" style:font-weight-asian="bold" style:font-weight-complex="bold"/>
    </style:style>
    <style:style style:name="P32" style:family="paragraph" style:parent-style-name="Standard">
      <style:text-properties fo:font-weight="bold" officeooo:rsid="00291e9b" officeooo:paragraph-rsid="00291e9b" style:font-weight-asian="bold" style:font-weight-complex="bold"/>
    </style:style>
    <style:style style:name="P33" style:family="paragraph" style:parent-style-name="Standard">
      <style:text-properties fo:font-weight="bold" officeooo:rsid="002ce3f9" officeooo:paragraph-rsid="002ce3f9" style:font-weight-asian="bold" style:font-weight-complex="bold"/>
    </style:style>
    <style:style style:name="P34" style:family="paragraph" style:parent-style-name="Standard">
      <style:text-properties fo:font-weight="bold" officeooo:rsid="003046a5" officeooo:paragraph-rsid="003046a5" style:font-weight-asian="bold" style:font-weight-complex="bold"/>
    </style:style>
    <style:style style:name="P35" style:family="paragraph" style:parent-style-name="Standard">
      <style:text-properties fo:font-weight="bold" officeooo:rsid="00323f28" officeooo:paragraph-rsid="00323f28" style:font-weight-asian="bold" style:font-weight-complex="bold"/>
    </style:style>
    <style:style style:name="P36" style:family="paragraph" style:parent-style-name="Standard">
      <style:text-properties fo:font-weight="bold" officeooo:rsid="003383e0" officeooo:paragraph-rsid="003383e0" style:font-weight-asian="bold" style:font-weight-complex="bold"/>
    </style:style>
    <style:style style:name="P37" style:family="paragraph" style:parent-style-name="Standard">
      <style:text-properties fo:font-weight="bold" officeooo:rsid="00240f79" officeooo:paragraph-rsid="00240f79" style:font-weight-asian="bold" style:font-weight-complex="bold"/>
    </style:style>
    <style:style style:name="P38" style:family="paragraph" style:parent-style-name="Standard">
      <style:text-properties fo:font-weight="bold" officeooo:rsid="001f8922" officeooo:paragraph-rsid="001f8922" style:font-weight-asian="bold" style:font-weight-complex="bold"/>
    </style:style>
    <style:style style:name="P39" style:family="paragraph" style:parent-style-name="Standard">
      <style:text-properties fo:font-weight="bold" officeooo:rsid="001df608" officeooo:paragraph-rsid="001df608" style:font-weight-asian="bold" style:font-weight-complex="bold"/>
    </style:style>
    <style:style style:name="P40" style:family="paragraph" style:parent-style-name="Standard">
      <style:text-properties fo:font-weight="bold" officeooo:rsid="001a72ca" officeooo:paragraph-rsid="001a72ca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291e9b" officeooo:paragraph-rsid="00291e9b" style:font-weight-asian="bold" style:font-weight-complex="bold"/>
    </style:style>
    <style:style style:name="T1" style:family="text">
      <style:text-properties officeooo:rsid="0023ec74"/>
    </style:style>
    <style:style style:name="T2" style:family="text">
      <style:text-properties officeooo:rsid="00240f79"/>
    </style:style>
    <style:style style:name="T3" style:family="text">
      <style:text-properties officeooo:rsid="00276c0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76c03"/>
    </style:style>
    <style:style style:name="T6" style:family="text">
      <style:text-properties fo:font-weight="normal" officeooo:rsid="00228253" style:font-weight-asian="normal" style:font-weight-complex="normal"/>
    </style:style>
    <style:style style:name="T7" style:family="text">
      <style:text-properties fo:font-weight="normal" officeooo:rsid="0023ec74" style:font-weight-asian="normal" style:font-weight-complex="normal"/>
    </style:style>
    <style:style style:name="T8" style:family="text">
      <style:text-properties officeooo:rsid="002915c2"/>
    </style:style>
    <style:style style:name="T9" style:family="text">
      <style:text-properties officeooo:rsid="002b7656"/>
    </style:style>
    <style:style style:name="T10" style:family="text">
      <style:text-properties officeooo:rsid="0034ce0f"/>
    </style:style>
    <style:style style:name="T11" style:family="text">
      <style:text-properties officeooo:rsid="00361ecf"/>
    </style:style>
    <style:style style:name="T12" style:family="text">
      <style:text-properties officeooo:rsid="0037c253"/>
    </style:style>
    <style:style style:name="T13" style:family="text">
      <style:text-properties officeooo:rsid="003816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0"><text:span text:style-name="T3">Slide 1 - </text:span>Introduction</text:p>
      <text:p text:style-name="P28">Pour commencer cette présentation, il faut avouer qu’il est très dif<text:span text:style-name="T11">f</text:span>icile d’apporter une d<text:span text:style-name="T11">é</text:span>fition au terme « DevOps ».</text:p>
      <text:p text:style-name="P28">C’est un concept relativement simple qui consiste à rapprocher les développeurs et les opérationnels.</text:p>
      <text:p text:style-name="P28">Cependant, DevOps à des impacts non négligeable pour une DSI : organisation, architecture, nouvelle technologies et bien sûre pour la sécurité.</text:p>
      <text:p text:style-name="P2"><text:span text:style-name="T3">Donc p</text:span>our cette première présentation sur le sujet, je vous propose d’<text:span text:style-name="T3">aborder la gestion de projet</text:span> « Waterfall to DevOps ».</text:p>
      <text:p text:style-name="P2"/>
      <text:p text:style-name="P39"><text:span text:style-name="T3">Slide 2 - </text:span>Waterfall</text:p>
      <text:p text:style-name="P3">Cette méthode traditionnelle date des années 1970</text:p>
      <text:p text:style-name="P3">C’est une méthode séquentiel et linéaire.</text:p>
      <text:p text:style-name="P3">La sécurité s’est intégrée <text:span text:style-name="T3">au fils des années</text:span>.</text:p>
      <text:p text:style-name="P3">Cette méthode est relativement contreversée car le taux d’insatisfaction est important. Le client ne ve<text:span text:style-name="T3">r</text:span>ra le résultant qu'à la fin du processus.</text:p>
      <text:p text:style-name="P3"/>
      <text:p text:style-name="P38"><text:span text:style-name="T3">Slide 3 - </text:span>Agile</text:p>
      <text:p text:style-name="P3">La méthode agile à fait sont apparition officiellement en 2001</text:p>
      <text:p text:style-name="P13">Il existe de nombreux framework pour l’implémenter : Scrum, kanban, …</text:p>
      <text:p text:style-name="P14">C’est une méthode orienté produit (et pas projet)</text:p>
      <text:p text:style-name="P14">L’équipe est autonome </text:p>
      <text:p text:style-name="P14">Maximum 12 personnes.</text:p>
      <text:p text:style-name="P4"/>
      <text:p text:style-name="P37"><text:span text:style-name="T3">Slide 4 - Scrum</text:span> sprint</text:p>
      <text:p text:style-name="P5"/>
      <text:list xml:id="list7436031867343843927" text:style-name="L1">
        <text:list-item>
          <text:p text:style-name="P7"><text:span text:style-name="T3">Le </text:span><text:span text:style-name="T5">Product Owner</text:span><text:span text:style-name="T3"> définie les </text:span><text:span text:style-name="T5">users stories</text:span><text:span text:style-name="T3"> dans le </text:span><text:span text:style-name="T4">product backlog</text:span></text:p>
        </text:list-item>
        <text:list-item>
          <text:p text:style-name="P7">Le sprint commence avec le <text:span text:style-name="T4">sprint planning</text:span> pour définir les taches à effectuer dans le <text:span text:style-name="T5">S</text:span><text:span text:style-name="T4">print </text:span><text:span text:style-name="T5">B</text:span><text:span text:style-name="T4">acklog</text:span>.</text:p>
        </text:list-item>
        <text:list-item>
          <text:p text:style-name="P12"><text:span text:style-name="T3">Le s</text:span>print abouti à un<text:span text:style-name="T2">e évotion du</text:span> <text:span text:style-name="T4">produit potentiellement livrable</text:span> <text:span text:style-name="T2">en production</text:span>.</text:p>
        </text:list-item>
      </text:list>
      <text:p text:style-name="P11"/>
      <text:list xml:id="list231257013533568" text:continue-numbering="true" text:style-name="L1">
        <text:list-item>
          <text:p text:style-name="P6"><text:span text:style-name="T6">Le processus est itérative avec des sprints durant 2 à 3 semaines.</text:span></text:p>
        </text:list-item>
        <text:list-item>
          <text:p text:style-name="P6"><text:span text:style-name="T6">Le produit </text:span><text:span text:style-name="T7">sera livré en production lors de la release après plusieurs sprints.</text:span></text:p>
        </text:list-item>
      </text:list>
      <text:p text:style-name="P30"><text:span text:style-name="T7"/></text:p>
      <text:p text:style-name="P31"><text:span text:style-name="T1">S</text:span>lide 5 – Agile Security</text:p>
      <text:p text:style-name="P9"/>
      <text:p text:style-name="P10"><text:span text:style-name="T3">La méthode agile à un défaut majeur puisque la sécurité n’est pas abordée par le manifesto d’origine.</text:span></text:p>
      <text:p text:style-name="P10"><text:span text:style-name="T3">« Secure Scrum » est une extension à Scrum permettant de traiter brièvement la sécurité.</text:span></text:p>
      <text:p text:style-name="P10"/>
      <text:p text:style-name="P15"><text:span text:style-name="T8">L’intégration de la</text:span> sécurité <text:span text:style-name="T8">dans scrum se fait à 3 niveaux :</text:span></text:p>
      <text:list xml:id="list3661907269942905448" text:style-name="L2">
        <text:list-item>
          <text:p text:style-name="P16">Product backlog</text:p>
        </text:list-item>
        <text:list-item>
          <text:p text:style-name="P16">Sprint backlog</text:p>
        </text:list-item>
        <text:list-item>
          <text:p text:style-name="P16">Definition of done <text:span text:style-name="T9">(Chaque user story doit avoir ses critères de sécurité)</text:span></text:p>
        </text:list-item>
      </text:list>
      <text:p text:style-name="P5"/>
      <text:p text:style-name="P32"/>
      <text:p text:style-name="P41">Slide 6 – User stories</text:p>
      <text:p text:style-name="P17"/>
      <text:p text:style-name="P18">Ce slide permet seulement d’illustrer ce qu’est une user story :</text:p>
      <text:list xml:id="list2404131479151754841" text:style-name="L3">
        <text:list-item>
          <text:p text:style-name="P19">La première est une exemple de classique</text:p>
        </text:list-item>
        <text:list-item>
          <text:p text:style-name="P19">La seconde est une Security-focused stories</text:p>
        </text:list-item>
        <text:list-item>
          <text:p text:style-name="P19">et la troisième, une <text:span text:style-name="T12">e</text:span>vil user stories</text:p>
        </text:list-item>
      </text:list>
      <text:p text:style-name="P18"/>
      <text:p text:style-name="P33">Slide 7 – Prevent cowboy development</text:p>
      <text:p text:style-name="P20"/>
      <text:p text:style-name="P20">Agile et DevOps on<text:span text:style-name="T13">t</text:span> parfois une mauvaise réputation à cause des dérives : cowboy developement.</text:p>
      <text:p text:style-name="P20">Pour y remédier, la DSI doit définir les framework à utiliser accompagné de ses guides d’utilisation.</text:p>
      <text:p text:style-name="P21">Il faut également définir les outils qui seront mis à disposition des développeurs et il faut évidement les sécuriser.</text:p>
      <text:p text:style-name="P21"/>
      <text:p text:style-name="P34">Slide 8 – Agile to DevOps</text:p>
      <text:p text:style-name="P34"/>
      <text:p text:style-name="P22">La principale évolution est la livraison continu en production.</text:p>
      <text:p text:style-name="P22">Jusqu’à présent, un sprint scrum s’arrête à la livraison en qualification</text:p>
      <text:p text:style-name="P22">La livraison en production s’effectue selon un « release management »</text:p>
      <text:p text:style-name="P22"/>
      <text:p text:style-name="P24">En terme d’organisation, il y a 2 options :</text:p>
      <text:list xml:id="list1963402374566659893" text:style-name="L4">
        <text:list-item>
          <text:p text:style-name="P25">Collaboration : coopération très forte avec les ops (via le scrum master) </text:p>
        </text:list-item>
        <text:list-item>
          <text:p text:style-name="P25">Fusion : les ops rejoignent l’équipe de dev</text:p>
        </text:list-item>
      </text:list>
      <text:p text:style-name="P24"/>
      <text:p text:style-name="P35">Slide 9 - Toolchain</text:p>
      <text:p text:style-name="P23"/>
      <text:p text:style-name="P24">Ce schéma est simplifié et généralisé.</text:p>
      <text:p text:style-name="P24"/>
      <text:p text:style-name="P36">Slide 10 – NoOps</text:p>
      <text:p text:style-name="P26"/>
      <text:p text:style-name="P26">Désormais, l’infrastructure est automatisée <text:span text:style-name="T10">à</text:span> tel point que l’équipe opérationnelle n’est plus réellement nécessaire pour une application.</text:p>
      <text:p text:style-name="P26">Les développeurs peuvent gérer l’infrastructure par de simples API, sans avoir besoin de compétences spécif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09:27:37.965371564</meta:creation-date>
    <dc:date>2017-09-11T23:06:48.711314644</dc:date>
    <meta:editing-duration>PT1H18M25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512" meta:character-count="3121" meta:non-whitespace-character-count="2665"/>
  </office:meta>
</office:document-meta>
</file>